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binary" manifest:full-path="layout-cache"/>
  <manifest:file-entry manifest:media-type="application/octet-stream" manifest:full-path="OleObj1"/>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Times New Roman" fo:font-size="15pt" fo:font-weight="bold" fo:background-color="transparent" style:font-name-asian="Times New Roman" style:font-name-complex="Times New Roman"/>
    </style:style>
    <style:style style:name="P6" style:family="paragraph" style:parent-style-name="Standard">
      <style:paragraph-properties fo:line-height="100%" fo:text-align="center" style:justify-single-word="false"/>
      <style:text-properties style:use-window-font-color="true" style:font-name="Times New Roman" fo:font-size="13pt" fo:font-weight="bold" fo:background-color="transparent" style:font-name-asian="Times New Roman" style:font-name-complex="Times New Roman"/>
    </style:style>
    <style:style style:name="P7" style:family="paragraph" style:parent-style-name="Standard">
      <style:paragraph-properties fo:line-height="100%" fo:text-align="start" style:justify-single-word="false"/>
      <style:text-properties style:use-window-font-color="true" style:font-name="Times New Roman" fo:font-size="13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3pt" fo:font-weight="normal"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3pt" fo:font-weight="normal" fo:background-color="#ffffff" style:font-name-asian="Times New Roman" style:font-name-complex="Times New Roman"/>
    </style:style>
    <style:style style:name="P10" style:family="paragraph" style:parent-style-name="Standard">
      <style:paragraph-properties fo:line-height="100%" fo:text-align="start" style:justify-single-word="false"/>
      <style:text-properties style:use-window-font-color="true" style:font-name="Times New Roman" fo:font-size="13pt" fo:font-style="italic" fo:font-weight="bold" fo:background-color="transparent" style:font-name-asian="Times New Roman" style:font-name-complex="Times New Roman"/>
    </style:style>
    <style:style style:name="P11" style:family="paragraph" style:parent-style-name="Standard">
      <style:paragraph-properties fo:line-height="100%" fo:text-align="start" style:justify-single-word="false"/>
      <style:text-properties style:use-window-font-color="true" style:font-name="Times New Roman" fo:font-size="13pt" fo:font-style="italic" fo:font-weight="normal" fo:background-color="transparent" style:font-name-asian="Times New Roman" style:font-name-complex="Times New Roman"/>
    </style:style>
    <style:style style:name="P12" style:family="paragraph" style:parent-style-name="Standard">
      <style:paragraph-properties fo:line-height="100%" fo:text-align="start" style:justify-single-word="false" fo:background-color="#ffffff">
        <style:background-image/>
      </style:paragraph-properties>
    </style:style>
    <style:style style:name="T1" style:family="text">
      <style:text-properties style:use-window-font-color="true" style:font-name="Times New Roman" fo:font-size="15pt" fo:font-weight="normal" fo:background-color="transparent" style:font-name-asian="Times New Roman" style:font-name-complex="Times New Roman"/>
    </style:style>
    <style:style style:name="T2" style:family="text">
      <style:text-properties style:use-window-font-color="true" style:font-name="Times New Roman" fo:font-size="13pt" fo:font-weight="normal" fo:background-color="transparent" style:font-name-asian="Times New Roman" style:font-name-complex="Times New Roman"/>
    </style:style>
    <style:style style:name="T3" style:family="text">
      <style:text-properties style:use-window-font-color="true" style:font-name="Times New Roman" fo:font-size="13pt" fo:font-weight="normal" fo:background-color="#ffff00" style:font-name-asian="Times New Roman" style:font-name-complex="Times New Roman"/>
    </style:style>
    <style:style style:name="T4" style:family="text">
      <style:text-properties style:use-window-font-color="true" style:font-name="Times New Roman" fo:font-size="13pt" fo:font-weight="normal" fo:background-color="#ffffff" style:font-name-asian="Times New Roman" style:font-name-complex="Times New Roman"/>
    </style:style>
    <style:style style:name="T5" style:family="text">
      <style:text-properties style:use-window-font-color="true" style:font-name="Times New Roman" fo:font-size="13pt" fo:font-style="italic" fo:font-weight="bold" fo:background-color="transparent" style:font-name-asian="Times New Roman" style:font-name-complex="Times New Roman"/>
    </style:style>
    <style:style style:name="T6" style:family="text">
      <style:text-properties style:use-window-font-color="true" style:font-name="Times New Roman" fo:font-size="13pt" fo:font-style="italic" fo:font-weight="bold" fo:background-color="#ffffff" style:font-name-asian="Times New Roman" style:font-name-complex="Times New Roman"/>
    </style:style>
    <style:style style:name="T7" style:family="text">
      <style:text-properties style:use-window-font-color="true" style:font-name="Times New Roman" fo:font-size="13pt" fo:font-style="italic" fo:font-weight="normal" fo:background-color="#ffffff" style:font-name-asian="Times New Roman" style:font-name-complex="Times New Roman"/>
    </style:style>
    <style:style style:name="T8" style:family="text">
      <style:text-properties style:use-window-font-color="true" style:font-name="Times New Roman" fo:font-size="13pt" fo:font-style="italic" fo:font-weight="normal" fo:background-color="transparent" style:font-name-asian="Times New Roman" style:font-name-complex="Times New Roman"/>
    </style:style>
    <style:style style:name="T9" style:family="text">
      <style:text-properties style:use-window-font-color="true" style:font-name="Times New Roman" fo:font-size="12pt" fo:font-weight="normal" fo:background-color="transparent" style:font-name-asian="Times New Roman" style:font-name-complex="Times New Roman"/>
    </style:style>
    <style:style style:name="fr1" style:family="graphic" style:parent-style-name="OLE">
      <style:graphic-properties style:vertical-pos="top" style:vertical-rel="baseline"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iotr Matiaszewski, Bartosz Miko</text:span><text:span text:style-name="T1">łajczyk</text:span></text:p>
      <text:p text:style-name="P3"/>
      <text:p text:style-name="P5">Faculty of Physics and Applied Computer Science</text:p>
      <text:p text:style-name="P5">AGH University of Science and Technology</text:p>
      <text:p text:style-name="P3"/>
      <text:p text:style-name="P5">Introduction to CUDA and OpenCL</text:p>
      <text:p text:style-name="P3"/>
      <text:p text:style-name="P6">Laboratory report nr 3</text:p>
      <text:p text:style-name="P3"/>
      <text:p text:style-name="P7"><text:tab/></text:p>
      <text:p text:style-name="P2"><text:span text:style-name="T2"><text:tab/>The first thing we had to do during labs was seeing how the </text:span><text:span text:style-name="T5">cudaMallocManaged</text:span><text:span text:style-name="T2"> function behaves as we use:</text:span></text:p>
      <text:p text:style-name="P8">-the CPU only</text:p>
      <text:p text:style-name="P8">-the GPU only</text:p>
      <text:p text:style-name="P8">-first the GPU then the CPU</text:p>
      <text:p text:style-name="P8">-first the CPU then the GPU</text:p>
      <text:p text:style-name="P2"><text:span text:style-name="T2">In order to see that, we were given a source code: </text:span><text:span text:style-name="T5">memory_page_faults.cu</text:span><text:span text:style-name="T2">, in which we had to do some changes to see results.</text:span></text:p>
      <text:p text:style-name="P12"><text:span text:style-name="T2">The difference between these and other labs was the fact that this time we were not using Nsight, cause it was not necessary. We were asked to use some txt editors</text:span><text:span text:style-name="T4"> and compile the codes using commands </text:span><text:span text:style-name="T6">nvcc </text:span><text:span text:style-name="T4">(NVIDIA CUDA compiler) and <text:s/></text:span><text:span text:style-name="T6">nvvp </text:span><text:span text:style-name="T4">(NVIDIA visual profiler)</text:span><text:span text:style-name="T6"> </text:span><text:span text:style-name="T4"><text:s/>so we can see differences. We wanted to see how our code works based on whether the GPU or CPU uses unified memory. We also wanted to see how accessing the memory affects the number of CPU page faults. A page fault occurs when a program that is running at the moment wants to access data or code that is in its address space, but is not located in the system RAM (</text:span><text:span text:style-name="T6">Random Access Memory</text:span><text:span text:style-name="T4">).</text:span></text:p>
      <text:p text:style-name="P9"/>
      <text:p text:style-name="P9">1:</text:p>
      <text:p text:style-name="P2"><draw:frame draw:style-name="fr1" draw:name="1" text:anchor-type="as-char" svg:width="15.24cm" style:rel-width="scale" svg:height="3.471cm" style:rel-height="scale" draw:z-index="0"><draw:object-ole xlink:href="./OleObj1" xlink:type="simple" xlink:show="embed" xlink:actuate="onLoad"/><draw:image xlink:href="./ObjectReplacements/OleObj1" xlink:type="simple" xlink:show="embed" xlink:actuate="onLoad"/></draw:frame></text:p>
      <text:p text:style-name="P9">2:</text:p>
      <text:p text:style-name="P2"><draw:frame draw:style-name="fr1" draw:name="2" text:anchor-type="as-char" svg:width="15.24cm" style:rel-width="scale" svg:height="2.985cm" style:rel-height="scale" draw:z-index="1"><draw:object-ole xlink:href="./OleObj2" xlink:type="simple" xlink:show="embed" xlink:actuate="onLoad"/><draw:image xlink:href="./ObjectReplacements/OleObj2" xlink:type="simple" xlink:show="embed" xlink:actuate="onLoad"/></draw:frame></text:p>
      <text:p text:style-name="P9">3:</text:p>
      <text:p text:style-name="P2"><text:soft-page-break/><draw:frame draw:style-name="fr1" draw:name="3" text:anchor-type="as-char" svg:width="15.24cm" style:rel-width="scale" svg:height="3.958cm" style:rel-height="scale" draw:z-index="2"><draw:object-ole xlink:href="./OleObj3" xlink:type="simple" xlink:show="embed" xlink:actuate="onLoad"/><draw:image xlink:href="./ObjectReplacements/OleObj3" xlink:type="simple" xlink:show="embed" xlink:actuate="onLoad"/></draw:frame></text:p>
      <text:p text:style-name="P9">4:</text:p>
      <text:p text:style-name="P2"><draw:frame draw:style-name="fr1" draw:name="4" text:anchor-type="as-char" svg:width="15.24cm" style:rel-width="scale" svg:height="5.059cm" style:rel-height="scale" draw:z-index="3"><draw:object-ole xlink:href="./OleObj4" xlink:type="simple" xlink:show="embed" xlink:actuate="onLoad"/><draw:image xlink:href="./ObjectReplacements/OleObj4" xlink:type="simple" xlink:show="embed" xlink:actuate="onLoad"/></draw:frame></text:p>
      <text:p text:style-name="P9"/>
      <text:p text:style-name="P2"><text:span text:style-name="T4"><text:tab/></text:span><text:span text:style-name="T7">Fig 1: Nvidia Visual Profiler results when running </text:span><text:span text:style-name="T6">memory_page_faults.cu</text:span><text:span text:style-name="T7"> with UM being accessed by: just the CPU (1), only the GPU (2), first by the CPU then the GPU (3), first by the GPU then the CPU (4).</text:span></text:p>
      <text:p text:style-name="P9"/>
      <text:p text:style-name="P9"/>
      <text:p text:style-name="P9"/>
      <text:p text:style-name="P9"><text:tab/>As the screens above show, when unified memory was accessed only by the CPU, we ran into both GPU page fault groups and CPU page faults. The same thing happened when UM was used by first the CPU, and then the GPU. When only the GPU accessed the unified memory we managed to avoid CPU page faults. However, when first the GPU, and then the CPU were used in the program not only did we run into CPU page faults, we also had a problem with memory thrashes.</text:p>
      <text:p text:style-name="P9"/>
      <text:p text:style-name="P4"/>
      <text:p text:style-name="P2"><text:span text:style-name="T2"><text:s/><text:tab/>At the next part of our third laboratory classes we were given some samples of a different codes</text:span><text:span text:style-name="T2"> </text:span><text:span text:style-name="T2">(codes were different, but they were supposed to do the same task</text:span><text:span text:style-name="T2">, which was the addition of vectors</text:span><text:span text:style-name="T2">):</text:span></text:p>
      <text:p text:style-name="P10">-vector_add_standard.cu</text:p>
      <text:p text:style-name="P10">-vector_add_prefetch_gpu.cu <text:s/></text:p>
      <text:p text:style-name="P10">-vector_add_prefetch_gpu_init_gpu.cu </text:p>
      <text:p text:style-name="P10">-vector_add_prefetch_gpucpu_init_gpu.cu </text:p>
      <text:p text:style-name="P4"/>
      <text:p text:style-name="P2"><text:span text:style-name="T2"><text:tab/></text:span><text:span text:style-name="T2">Our first job was to spot the differences in source codes. <text:s/>It was not a hard task due to given</text:span><text:span text:style-name="T2"> </text:span><text:span text:style-name="T2">names of files. Then we had to compile every code and by using </text:span><text:span text:style-name="T5">nvprof </text:span><text:span text:style-name="T2">see how the execution time depends on what techniques of programming we use.</text:span></text:p>
      <text:p text:style-name="P2"><text:span text:style-name="T2"><text:tab/></text:span><text:span text:style-name="T2">And here are the results:</text:span></text:p>
      <text:p text:style-name="P2"><text:span text:style-name="T2"><text:tab/>In the first code we see the execution time equal</text:span><text:span text:style-name="T2"> around</text:span><text:span text:style-name="T2"> 150ms, a lot of (1536) page faults were unfortunately hidden in GPU activity time.</text:span><text:span text:style-name="T2"> The program is clearly not optimised, but that is why we were presented with more versions of it.</text:span></text:p>
      <text:p text:style-name="P2"><text:soft-page-break/><text:span text:style-name="T2"><text:tab/>The second code still has the same number of page faults, though they are not included in GPU activity time. How is it possible? Well, we get this result by using function: </text:span><text:span text:style-name="T5">cudaMemPrefetchAsync</text:span><text:span text:style-name="T2">, that prefetches memory to the specified destination device.</text:span><text:span text:style-name="T2"> Prefetching is a technique that we use to improve our program's runtime - we fetch instructions or data before we actually need them.</text:span></text:p>
      <text:p text:style-name="P2"><text:span text:style-name="T2"><text:tab/>The third code was even more efficient due to initializing space for data on GPU</text:span><text:span text:style-name="T2">,</text:span><text:span text:style-name="T2"> so the Host to Device transfer disappears completely! It has some downsides, for example it is a little bit slower because initializing space on GPU takes some time too, but we gain in memory- more of it is free. Total amount of page faults decrease</text:span><text:span text:style-name="T2">d</text:span><text:span text:style-name="T2"> 5 times!</text:span></text:p>
      <text:p text:style-name="P2"><text:span text:style-name="T2"><text:tab/>And the last code, the most efficient and correct one. We initialize memory both on GPU and CPU and</text:span><text:span text:style-name="T2"> also</text:span><text:span text:style-name="T2"> prefetch the data for the host. In this case no page faults appear</text:span><text:span text:style-name="T2">, because we took our time in preparing the memory for the program to use during its runtime.</text:span></text:p>
      <text:p text:style-name="P11"><text:s/></text:p>
      <text:p text:style-name="P2"><draw:frame draw:style-name="fr1" draw:name="5" text:anchor-type="as-char" svg:width="15.24cm" style:rel-width="scale" svg:height="11.197cm" style:rel-height="scale" draw:z-index="4"><draw:object-ole xlink:href="./OleObj5" xlink:type="simple" xlink:show="embed" xlink:actuate="onLoad"/><draw:image xlink:href="./ObjectReplacements/OleObj5" xlink:type="simple" xlink:show="embed" xlink:actuate="onLoad"/></draw:frame></text:p>
      <text:p text:style-name="P8"/>
      <text:p text:style-name="P2"><text:span text:style-name="T2"><text:tab/></text:span><text:span text:style-name="T8">Fig 2: A graph showing execution times for different version of the </text:span><text:span text:style-name="T5">vectoradd</text:span><text:span text:style-name="T8"> program.</text:span></text:p>
      <text:p text:style-name="P8"><text:s text:c="3"/><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5" meta:page-count="3" meta:paragraph-count="38" meta:word-count="662" meta:character-count="3739"/>
    <dc:date>2019-11-06T23:11:53.30</dc:date>
    <meta:editing-duration>PT35S</meta:editing-duration>
    <meta:editing-cycles>1</meta:editing-cycles>
    <meta:generator>OpenOffice/4.1.6$Win32 OpenOffice.org_project/416m1$Build-9790</meta:generator>
  </office:meta>
</office:document-meta>
</file>